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ole-draw-aspect="1" style:protect="siz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end"/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12pt" style:font-size-asian="12pt" style:font-name-complex="Jameel Noori Nastaleeq" style:font-size-complex="12pt"/>
    </style:style>
    <style:style style:name="P5" style:family="paragraph">
      <style:paragraph-properties fo:text-align="end"/>
    </style:style>
    <style:style style:name="P6" style:family="paragraph">
      <style:text-properties style:font-name="XB Tabriz" fo:font-size="12pt" style:font-size-asian="12pt" style:font-name-complex="XB Tabriz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Jameel Noori Nastaleeq" fo:font-size="10pt" style:font-size-asian="10pt" style:font-name-complex="Jameel Noori Nastaleeq" style:font-size-complex="10pt"/>
    </style:style>
    <style:style style:name="T3" style:family="text">
      <style:text-properties style:font-name="Jameel Noori Nastaleeq" fo:font-size="12pt" style:font-size-asian="12pt" style:font-name-complex="Jameel Noori Nastaleeq" style:font-size-complex="12pt"/>
    </style:style>
    <style:style style:name="T4" style:family="text">
      <style:text-properties style:font-name="XB Tabriz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57cm" svg:height="1.721cm" svg:x="0.775cm" svg:y="0.4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26cm" svg:height="1.861cm" svg:x="0.703cm" svg:y="0.395cm">
          <draw:text-box>
            <text:p><text:span text:style-name="T1">- <text:s/>- <text:s text:c="2"/>- <text:s text:c="3"/>- <text:s text:c="4"/>- <text:s text:c="5"/>- <text:s text:c="6"/>-</text:span></text:p>
            <text:p><text:span text:style-name="T1">- <text:s/>- <text:s text:c="2"/>- <text:s text:c="3"/>- <text:s text:c="4"/>- <text:s text:c="5"/>- <text:s text:c="6"/>-</text:span></text:p>
            <text:p><text:span text:style-name="T1">- <text:s/>- <text:s text:c="2"/>- <text:s text:c="3"/>- <text:s text:c="4"/>- <text:s text:c="5"/>- <text:s text:c="6"/>-</text:span></text:p>
            <text:p><text:span text:style-name="T1">- <text:s/>- <text:s text:c="2"/>- <text:s text:c="3"/>- <text:s text:c="4"/>- <text:s text:c="5"/>- <text:s text:c="6"/>-</text:span></text:p>
            <text:p><text:span text:style-name="T1">- <text:s/>- <text:s text:c="2"/>- <text:s text:c="3"/>- <text:s text:c="4"/>- <text:s text:c="5"/>- <text:s text:c="6"/>-</text:span></text:p>
          </draw:text-box>
        </draw:frame>
        <draw:line draw:style-name="gr3" draw:text-style-name="P1" xml:id="id1" draw:id="id1" draw:layer="layout" svg:x1="0.775cm" svg:y1="2.427cm" svg:x2="0.775cm" svg:y2="4.298cm">
          <draw:glue-point draw:id="4" svg:x="-10cm" svg:y="-3.548cm" draw:escape-direction="left"/>
          <draw:glue-point draw:id="5" svg:x="10cm" svg:y="-2.998cm"/>
          <text:p/>
        </draw:line>
        <draw:line draw:style-name="gr3" draw:text-style-name="P1" draw:layer="layout" svg:x1="0.778cm" svg:y1="4.297cm" svg:x2="4.031cm" svg:y2="4.297cm">
          <draw:glue-point draw:id="4" svg:x="4.472cm" svg:y="10cm"/>
          <text:p/>
        </draw:line>
        <draw:connector draw:style-name="gr3" draw:text-style-name="P1" draw:layer="layout" draw:type="curve" draw:line-skew="-0.281cm" svg:x1="0.775cm" svg:y1="2.802cm" svg:x2="3.833cm" svg:y2="4.13cm" draw:start-shape="id1" draw:start-glue-point="5" svg:d="M775 2802c2248 0 720 1328 3058 1328" svg:viewBox="0 0 3059 1329">
          <text:p/>
        </draw:connector>
        <draw:frame draw:style-name="gr4" draw:layer="layout" svg:width="0.43cm" svg:height="0.469cm" svg:x="0.304cm" svg:y="3.2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425cm" svg:height="0.469cm" svg:x="4.008cm" svg:y="4.04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1" draw:layer="layout" svg:x1="4.014cm" svg:y1="2.194cm" svg:x2="4.892cm" svg:y2="2.194cm">
          <text:p/>
        </draw:line>
        <draw:frame draw:style-name="gr4" draw:layer="layout" svg:width="0.425cm" svg:height="0.469cm" svg:x="4.447cm" svg:y="2.23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4" draw:layer="layout" svg:width="2.589cm" svg:height="1.848cm" svg:x="5.021cm" svg:y="0.336cm">
          <draw:text-box>
            <text:p text:style-name="P3"><text:span text:style-name="T2">سلیکان میں آزاد الیکٹران</text:span></text:p>
            <text:p text:style-name="P3"><text:span text:style-name="T2">کی تعدادی کثافت بالمقابل</text:span></text:p>
            <text:p text:style-name="P3"><text:span text:style-name="T2">لمبائی کے جانب فاصلہ</text:span><text:span text:style-name="T3"> </text:span></text:p>
          </draw:text-box>
        </draw:frame>
        <draw:frame draw:style-name="gr2" draw:text-style-name="P6" draw:layer="layout" svg:width="2.377cm" svg:height="1.916cm" svg:x="5.292cm" svg:y="2.764cm">
          <draw:text-box>
            <text:p text:style-name="P5"><text:span text:style-name="T2">تعدادی کثافت بالمقابل</text:span></text:p>
            <text:p text:style-name="P5"><text:span text:style-name="T2">لمبائی کے جانب فاصلہ</text:span></text:p>
            <text:p text:style-name="P5"><text:span text:style-name="T2">کا خط</text:span><text:span text:style-name="T4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22:27.914785366</dc:date>
    <meta:editing-duration>P0D</meta:editing-duration>
    <meta:editing-cycles>1</meta:editing-cycles>
    <meta:document-statistic meta:object-count="11"/>
    <meta:generator>LibreOffice/4.2.8.2$Linux_x86 LibreOffice_project/420m0$Build-2</meta:generator>
  </office:meta>
</office:document-meta>
</file>

<file path=Object 1/content.xml><?xml version="1.0" encoding="utf-8"?>
<math xmlns="http://www.w3.org/1998/Math/MathML">
  <semantics>
    <mi>n</mi>
    <annotation encoding="StarMath 5.0">n</annotation>
  </semantics>
</math>
</file>

<file path=Object 2/content.xml><?xml version="1.0" encoding="utf-8"?>
<math xmlns="http://www.w3.org/1998/Math/MathML">
  <semantics>
    <mi>x</mi>
    <annotation encoding="StarMath 5.0">x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